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db11" officeooo:paragraph-rsid="0007ae12"/>
    </style:style>
    <style:style style:name="P2" style:family="paragraph" style:parent-style-name="Standard">
      <style:text-properties officeooo:paragraph-rsid="0007ae12"/>
    </style:style>
    <style:style style:name="T1" style:family="text">
      <style:text-properties officeooo:rsid="002bf5d0"/>
    </style:style>
    <style:style style:name="T2" style:family="text">
      <style:text-properties officeooo:rsid="0021075a"/>
    </style:style>
    <style:style style:name="T3" style:family="text">
      <style:text-properties officeooo:rsid="0022df67"/>
    </style:style>
    <style:style style:name="T4" style:family="text">
      <style:text-properties officeooo:rsid="00244624"/>
    </style:style>
    <style:style style:name="T5" style:family="text">
      <style:text-properties officeooo:rsid="0027f12c"/>
    </style:style>
    <style:style style:name="T6" style:family="text">
      <style:text-properties officeooo:rsid="0029de3f"/>
    </style:style>
    <style:style style:name="T7" style:family="text">
      <style:text-properties officeooo:rsid="002642f5"/>
    </style:style>
    <style:style style:name="T8" style:family="text">
      <style:text-properties officeooo:rsid="00269c3d"/>
    </style:style>
    <style:style style:name="T9" style:family="text">
      <style:text-properties officeooo:rsid="001bdb11"/>
    </style:style>
    <style:style style:name="T10" style:family="text">
      <style:text-properties officeooo:rsid="002b17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<text:span text:style-name="T2">Datenstruktur</text:span></text:p>
      <text:p text:style-name="P1">→<text:span text:style-name="T2"> Objekt das zur Speicherung und Organisation von Daten dient.</text:span></text:p>
      <text:p text:style-name="P1"><text:tab/>→<text:span text:style-name="T2"> Das Objekt ist eine Struktur, in der die Daten auf einer bestimmten Art und Weise</text:span></text:p>
      <text:p text:style-name="P1"><text:tab/><text:tab/><text:span text:style-name="T2">angeordnet und verknüpft sind.</text:span></text:p>
      <text:p text:style-name="P1"><text:tab/><text:tab/>→<text:span text:style-name="T2"> </text:span><text:span text:style-name="T3">Dadurch Verwaltung und Zugriff auf Daten möglich.</text:span></text:p>
      <text:p text:style-name="P1"><text:tab/>→<text:span text:style-name="T4"> Stellt zusätzliche Operationen bereit, um Daten zu Manipulieren.</text:span></text:p>
      <text:p text:style-name="P1"><text:tab/>→<text:span text:style-name="T5"> Beispiele: </text:span><text:span text:style-name="T6">Array</text:span><text:span text:style-name="T5">, Menge, Warteschlange, </text:span><text:span text:style-name="T6">Stack, Heap… .</text:span></text:p>
      <text:p text:style-name="P1">→<text:span text:style-name="T4"> Die Beschreibung (Spezifikation) legt die Anordnung und Verknüpfung der Daten fest und <text:tab/>welche Operationen die Datenstruktur bereitstellen muss, </text:span></text:p>
      <text:p text:style-name="P1"><text:span text:style-name="T4"><text:tab/>aber nicht wie diese implementiert werden müssen.</text:span></text:p>
      <text:p text:style-name="P1"><text:tab/>→<text:span text:style-name="T4"> </text:span><text:span text:style-name="T7">Ist nicht die konkrete Implementierung spezifiziert, wird auch von </text:span></text:p>
      <text:p text:style-name="P1"><text:tab/><text:tab/><text:span text:style-name="T7">abstrakte </text:span><text:span text:style-name="T8">Datentypen</text:span><text:span text:style-name="T7"> gesprochen.</text:span></text:p>
      <text:p text:style-name="P1"><text:tab/>→<text:span text:style-name="T8"> Bei Datenstrukturen deren Speicherbedarf zur Laufzeit wächst, spricht man von </text:span></text:p>
      <text:p text:style-name="P1"><text:tab/><text:tab/><text:span text:style-name="T8">dynamischen Datentypen</text:span><text:tab/></text:p>
      <text:p text:style-name="P1"><text:tab/><text:tab/>→<text:span text:style-name="T8"> Liegt einer dynamischen Speicherverwaltung zugrunde.</text:span></text:p>
      <text:p text:style-name="P1"/>
      <text:p text:style-name="P1">- <text:span text:style-name="T2">Container</text:span></text:p>
      <text:p text:style-name="P1">→<text:span text:style-name="T2"> Wird auch als Collection bezeichnet.</text:span></text:p>
      <text:p text:style-name="P2"><text:span text:style-name="T9">→</text:span><text:span text:style-name="T10"> </text:span><text:span text:style-name="T1">Sind bereits implementierte Datenstrukturen und Operationen die auf die Datenstrukturen</text:span></text:p>
      <text:p text:style-name="P2"><text:tab/><text:span text:style-name="T1">angewendet werden können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1T16:11:06.004888000</meta:creation-date>
    <dc:date>2022-10-01T16:11:26.573210708</dc:date>
    <meta:editing-duration>PT21S</meta:editing-duration>
    <meta:editing-cycles>1</meta:editing-cycles>
    <meta:document-statistic meta:table-count="0" meta:image-count="0" meta:object-count="0" meta:page-count="1" meta:paragraph-count="18" meta:word-count="137" meta:character-count="997" meta:non-whitespace-character-count="856"/>
    <meta:generator>LibreOffice/6.4.7.2$Linux_X86_64 LibreOffice_project/40$Build-2</meta:generator>
  </office:meta>
</office:document-meta>
</file>